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P2" style:family="paragraph" style:parent-style-name="List_20_Paragraph" style:list-style-name="WWNum2"/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GRAMACION. 2014-2015. Ejercicios de BUCLES. Relación 1</text:span></text:p>
      <text:p text:style-name="List_20_Paragraph"/>
      <text:list xml:id="list7135656702493360774" text:style-name="WWNum2">
        <text:list-item>
          <text:p text:style-name="P2">Programa que pide 10 números al usuario y calcula el valor máximo de entre ellos.</text:p>
        </text:list-item>
        <text:list-item>
          <text:p text:style-name="P2">Programa que pide números al usuario (hasta que se introduzca un número negativo, que será la señal de que no se quieren introducir más) y calcula el valor máximo y el mínimo <text:s/>de entre ellos.</text:p>
        </text:list-item>
        <text:list-item>
          <text:p text:style-name="P2">Programa que calcula la suma de los 100 primeros números naturales, imprimiendo en pantalla cada una de ellas (es decir, va imprimiendo las sumas parciales.)</text:p>
        </text:list-item>
        <text:list-item>
          <text:p text:style-name="P2">Programa que calcula la suma de los ‘x’ primeros números naturales (pedir x al usuario), imprimiendo en pantalla cada una de ellas (es decir, va imprimiendo las sumas parciales.)</text:p>
        </text:list-item>
        <text:list-item>
          <text:p text:style-name="P2">Programa que imprime la tabla de multiplicar (hasta el 10) de un número introducido por un usuario.</text:p>
        </text:list-item>
        <text:list-item>
          <text:p text:style-name="P2">Programa que pide un número a un usuario (0-1000) y después otro usuario tiene que adivinar el primer número introducido. Me va dando pistas sobre si mi número es mayor o menor que el buscado. <text:s/>Al final (cuando se averigua el número buscado, me indica el número de intentos que han sido necesarios).</text:p>
        </text:list-item>
        <text:list-item>
          <text:p text:style-name="P2">Igual que el anterior pero ASEGURÁNDONOS que el número está hasta y el 0-1000.</text:p>
        </text:list-item>
        <text:list-item>
          <text:p text:style-name="P2">Programa que te pide un conjunto de 10 números diferentes y te dice cuál es el valor máximo, el mínimo y en qué posición está cada uno.<text:bookmark text:name="_GoBack"/></text:p>
        </text:list-item>
        <text:list-item>
          <text:p text:style-name="P2">Programa que te calcula la potencia de un número introduciendo el número base y el exponente (con bucle).</text:p>
        </text:list-item>
        <text:list-item>
          <text:p text:style-name="P2">Programa que le pide al usuario un número y calcula todos los divisores menores de este mismo número, mostrándolos en pantalla.</text:p>
        </text:list-item>
        <text:list-item>
          <text:p text:style-name="P2">Programa que le pida al usuario 10 números y le va diciendo si el número introducido es par o impar.</text:p>
        </text:list-item>
        <text:list-item>
          <text:p text:style-name="P2">Programa que calcula el número de divisores y el de no divisores de un número introducido por el usuario, muestra en pantalla los que son divisores, y concluye si el numero es o no primo.</text:p>
        </text:list-item>
        <text:list-item>
          <text:p text:style-name="P2">Programa que imprime las tablas de multiplicar (hasta el 10 cada una de ellas) desde un <text:s/>número y hasta un número <text:s/>introducidos por el usuario.</text:p>
        </text:list-item>
      </text:list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dc:creator>Javier Latorre</dc:creator>
    <meta:editing-cycles>9</meta:editing-cycles>
    <meta:creation-date>2014-10-14T10:21:00</meta:creation-date>
    <dc:date>2014-10-22T09:22:24.20</dc:date>
    <meta:editing-duration>PT6M7S</meta:editing-duration>
    <meta:generator>OpenOffice/4.1.1$Win32 OpenOffice.org_project/411m6$Build-9775</meta:generator>
    <meta:document-statistic meta:table-count="0" meta:image-count="0" meta:object-count="0" meta:page-count="1" meta:paragraph-count="14" meta:word-count="354" meta:character-count="196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